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.799cm" style:rel-column-width="1020*"/>
    </style:style>
    <style:style style:name="Taula1.B" style:family="table-column">
      <style:table-column-properties style:column-width="3.81cm" style:rel-column-width="2160*"/>
    </style:style>
    <style:style style:name="Taula1.C" style:family="table-column">
      <style:table-column-properties style:column-width="3.387cm" style:rel-column-width="1920*"/>
    </style:style>
    <style:style style:name="Taula1.D" style:family="table-column">
      <style:table-column-properties style:column-width="8.005cm" style:rel-column-width="4538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.609cm" style:rel-column-width="912*"/>
    </style:style>
    <style:style style:name="Taula2.B" style:family="table-column">
      <style:table-column-properties style:column-width="2.201cm" style:rel-column-width="1248*"/>
    </style:style>
    <style:style style:name="Taula2.C" style:family="table-column">
      <style:table-column-properties style:column-width="2.498cm" style:rel-column-width="1416*"/>
    </style:style>
    <style:style style:name="Taula2.D" style:family="table-column">
      <style:table-column-properties style:column-width="2.794cm" style:rel-column-width="1584*"/>
    </style:style>
    <style:style style:name="Taula2.E" style:family="table-column">
      <style:table-column-properties style:column-width="7.899cm" style:rel-column-width="4478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E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.799cm" style:rel-column-width="1020*"/>
    </style:style>
    <style:style style:name="Taula3.B" style:family="table-column">
      <style:table-column-properties style:column-width="3.09cm" style:rel-column-width="1752*"/>
    </style:style>
    <style:style style:name="Taula3.C" style:family="table-column">
      <style:table-column-properties style:column-width="2.519cm" style:rel-column-width="1428*"/>
    </style:style>
    <style:style style:name="Taula3.D" style:family="table-column">
      <style:table-column-properties style:column-width="9.592cm" style:rel-column-width="5438*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D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7fb1" officeooo:paragraph-rsid="001d7fb1"/>
    </style:style>
    <style:style style:name="P2" style:family="paragraph" style:parent-style-name="Standard">
      <style:text-properties officeooo:rsid="001d7fb1" officeooo:paragraph-rsid="001db934"/>
    </style:style>
    <style:style style:name="P3" style:family="paragraph" style:parent-style-name="Standard">
      <style:text-properties officeooo:rsid="001d7fb1" officeooo:paragraph-rsid="00218ec9"/>
    </style:style>
    <style:style style:name="P4" style:family="paragraph" style:parent-style-name="Standard">
      <style:text-properties officeooo:rsid="001d7fb1" officeooo:paragraph-rsid="002665e0"/>
    </style:style>
    <style:style style:name="P5" style:family="paragraph" style:parent-style-name="Standard">
      <style:text-properties fo:font-size="16pt" officeooo:rsid="001d7fb1" officeooo:paragraph-rsid="001d7fb1" style:font-size-asian="16pt" style:font-size-complex="16pt"/>
    </style:style>
    <style:style style:name="P6" style:family="paragraph" style:parent-style-name="Standard">
      <style:text-properties fo:font-size="16pt" fo:font-weight="bold" officeooo:rsid="001d7fb1" officeooo:paragraph-rsid="001d7fb1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rsid="001d7fb1" officeooo:paragraph-rsid="001d7fb1" style:font-weight-asian="bold" style:font-weight-complex="bold"/>
    </style:style>
    <style:style style:name="P8" style:family="paragraph" style:parent-style-name="Standard">
      <style:text-properties fo:font-weight="bold" officeooo:rsid="001d7fb1" officeooo:paragraph-rsid="001db934" style:font-weight-asian="bold" style:font-weight-complex="bold"/>
    </style:style>
    <style:style style:name="P9" style:family="paragraph" style:parent-style-name="Standard">
      <style:text-properties officeooo:paragraph-rsid="001db934"/>
    </style:style>
    <style:style style:name="P10" style:family="paragraph" style:parent-style-name="Standard">
      <style:text-properties officeooo:rsid="001db934" officeooo:paragraph-rsid="001db934"/>
    </style:style>
    <style:style style:name="P11" style:family="paragraph" style:parent-style-name="Standard">
      <style:text-properties officeooo:rsid="0020197c" officeooo:paragraph-rsid="0020197c"/>
    </style:style>
    <style:style style:name="P12" style:family="paragraph" style:parent-style-name="Standard" style:list-style-name="L1">
      <style:text-properties officeooo:paragraph-rsid="0020197c"/>
    </style:style>
    <style:style style:name="P13" style:family="paragraph" style:parent-style-name="Standard" style:list-style-name="L2">
      <style:text-properties officeooo:paragraph-rsid="001d7fb1"/>
    </style:style>
    <style:style style:name="P14" style:family="paragraph" style:parent-style-name="Standard">
      <style:text-properties officeooo:paragraph-rsid="00218ec9"/>
    </style:style>
    <style:style style:name="P15" style:family="paragraph" style:parent-style-name="Standard">
      <style:text-properties fo:font-size="14pt" fo:font-weight="bold" officeooo:rsid="001d7fb1" officeooo:paragraph-rsid="001d7fb1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margin-left="2.501cm" fo:margin-right="0cm" fo:text-indent="-0.635cm" style:auto-text-indent="false"/>
      <style:text-properties officeooo:paragraph-rsid="0020197c"/>
    </style:style>
    <style:style style:name="P17" style:family="paragraph" style:parent-style-name="Table_20_Contents">
      <style:text-properties officeooo:rsid="001d7fb1" officeooo:paragraph-rsid="001d7fb1"/>
    </style:style>
    <style:style style:name="P18" style:family="paragraph" style:parent-style-name="Table_20_Contents">
      <style:text-properties officeooo:rsid="001d7fb1" officeooo:paragraph-rsid="001db934"/>
    </style:style>
    <style:style style:name="P19" style:family="paragraph" style:parent-style-name="Table_20_Contents">
      <style:text-properties officeooo:rsid="001f0bde" officeooo:paragraph-rsid="001f0bde"/>
    </style:style>
    <style:style style:name="P20" style:family="paragraph" style:parent-style-name="Table_20_Contents">
      <style:text-properties officeooo:rsid="0020197c" officeooo:paragraph-rsid="0020197c"/>
    </style:style>
    <style:style style:name="P21" style:family="paragraph" style:parent-style-name="Table_20_Heading">
      <style:text-properties officeooo:rsid="001d7fb1" officeooo:paragraph-rsid="001d7fb1"/>
    </style:style>
    <style:style style:name="P22" style:family="paragraph" style:parent-style-name="Table_20_Heading">
      <style:text-properties officeooo:rsid="001d7fb1" officeooo:paragraph-rsid="001db934"/>
    </style:style>
    <style:style style:name="P23" style:family="paragraph" style:parent-style-name="Table_20_Heading">
      <style:text-properties officeooo:rsid="0020197c" officeooo:paragraph-rsid="0020197c"/>
    </style:style>
    <style:style style:name="T1" style:family="text">
      <style:text-properties officeooo:rsid="001d7f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db934"/>
    </style:style>
    <style:style style:name="T5" style:family="text">
      <style:text-properties officeooo:rsid="0020197c"/>
    </style:style>
    <style:style style:name="T6" style:family="text">
      <style:text-properties officeooo:rsid="00211509"/>
    </style:style>
    <style:style style:name="T7" style:family="text">
      <style:text-properties officeooo:rsid="00218ec9"/>
    </style:style>
    <style:style style:name="T8" style:family="text">
      <style:text-properties officeooo:rsid="00224d61"/>
    </style:style>
    <style:style style:name="T9" style:family="text">
      <style:text-properties officeooo:rsid="00244112"/>
    </style:style>
    <style:style style:name="T10" style:family="text">
      <style:text-properties officeooo:rsid="002665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vascript practice-test for first term</text:p>
      <text:p text:style-name="P6"/>
      <text:p text:style-name="P1">Teacher will provide you with a REST API on the server side to do the exercise. </text:p>
      <text:p text:style-name="P1">So, you forget about setting up any database or server configuration.</text:p>
      <text:p text:style-name="P1"/>
      <text:p text:style-name="P1">The resful API is something like that: </text:p>
      <text:p text:style-name="P1"/>
      <text:p text:style-name="P1">NOTE: server_ip will be provided at the moment of the test</text:p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header-rows>
          <table:table-row>
            <table:table-cell table:style-name="Taula1.A1" office:value-type="string">
              <text:p text:style-name="P7">HTTP method</text:p>
            </table:table-cell>
            <table:table-cell table:style-name="Taula1.A1" office:value-type="string">
              <text:p text:style-name="P21">Action </text:p>
            </table:table-cell>
            <table:table-cell table:style-name="Taula1.A1" office:value-type="string">
              <text:p text:style-name="P21">JSON received</text:p>
            </table:table-cell>
            <table:table-cell table:style-name="Taula1.D1" office:value-type="string">
              <text:p text:style-name="P21">URL <text:span text:style-name="T4">end point</text:span></text:p>
            </table:table-cell>
          </table:table-row>
        </table:table-header-rows>
        <table:table-row>
          <table:table-cell table:style-name="Taula1.A2" office:value-type="string">
            <text:p text:style-name="P17">GET</text:p>
          </table:table-cell>
          <table:table-cell table:style-name="Taula1.A2" office:value-type="string">
            <text:p text:style-name="P1"><text:span text:style-name="T3">List</text:span> persons with any kind of relationship with the club</text:p>
          </table:table-cell>
          <table:table-cell table:style-name="Taula1.A2" office:value-type="string">
            <text:p text:style-name="P17">Person array</text:p>
          </table:table-cell>
          <table:table-cell table:style-name="Taula1.D2" office:value-type="string">
            <text:p text:style-name="P2">http://server_IP:8084/persones/api/Persona/<text:tab/></text:p>
          </table:table-cell>
        </table:table-row>
      </table:table>
      <text:p text:style-name="P1"/>
      <text:p text:style-name="P10">Response is a JSON array like this:</text:p>
      <text:p text:style-name="P10"/>
      <text:p text:style-name="P1">[{"idPersona":11,"nom":"Pere","ape1":"Crespo","ape2":"Molina","nif":"48888888X","telefon":"656345678","email":"<text:a xlink:type="simple" xlink:href="mailto:pedcremo@gmail.com">pedcremo@gmail.com</text:a>","dataNaixement":"1977-02-16","dataAlta":"2006-10-01","dataBaixa":null,"comentaris":null,"tipusRelacioClub":"SOCI","dadesBancaries":{"iban":"ES46","entitat":"2045","oficina":"1234","dc":"12","compte":"1234567890"},"addressData":{"carrer":"Aljub, 18","poblacio":"Bocairent","provincia":"Valencia","cp":"46880"},"marcadorsInteres":{"deBaixa":false,"ambAlerta":false,"raoAlerta":null}},</text:p>
      <text:p text:style-name="P1"/>
      <text:p text:style-name="P1">{"idPersona":12,"nom":"Paco","ape1":"Gomez","ape2":"Ragut","nif":"56788888X","telefon":"655345666","email":"paco@popo.es","dataNaixement":"1987-07-12","dataAlta":"1987-01-01","dataBaixa":null,"comentaris":null,"tipusRelacioClub":"SOCI","dadesBancaries":{"iban":"ES46","entitat":"2045","oficina":"1234","dc":"21","compte":"2232527890"},"addressData":{"carrer":"Valencia, 8","poblacio":"Bocairent","provincia":"Valencia","cp":"46880"},"marcadorsInteres":{"deBaixa":false,"ambAlerta":false,"raoAlerta":null}}]</text:p>
      <text:p text:style-name="P1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header-rows>
          <table:table-row>
            <table:table-cell table:style-name="Taula3.A1" office:value-type="string">
              <text:p text:style-name="P8">HTTP method</text:p>
            </table:table-cell>
            <table:table-cell table:style-name="Taula3.A1" office:value-type="string">
              <text:p text:style-name="P22">Action </text:p>
            </table:table-cell>
            <table:table-cell table:style-name="Taula3.A1" office:value-type="string">
              <text:p text:style-name="P22">JSON received</text:p>
            </table:table-cell>
            <table:table-cell table:style-name="Taula3.D1" office:value-type="string">
              <text:p text:style-name="P22">URL <text:span text:style-name="T4">end point</text:span></text:p>
            </table:table-cell>
          </table:table-row>
        </table:table-header-rows>
        <table:table-row>
          <table:table-cell table:style-name="Taula3.A2" office:value-type="string">
            <text:p text:style-name="P18">GET</text:p>
          </table:table-cell>
          <table:table-cell table:style-name="Taula3.A2" office:value-type="string">
            <text:p text:style-name="P18">Edit one single person record </text:p>
          </table:table-cell>
          <table:table-cell table:style-name="Taula3.A2" office:value-type="string">
            <text:p text:style-name="P18">Person read</text:p>
          </table:table-cell>
          <table:table-cell table:style-name="Taula3.D2" office:value-type="string">
            <text:p text:style-name="P2">http://server_IP:8084/persones/api/Persona/<text:span text:style-name="T4">{idPerson}</text:span></text:p>
          </table:table-cell>
        </table:table-row>
      </table:table>
      <text:p text:style-name="P9"/>
      <text:p text:style-name="P2">We get a JSON with a record <text:span text:style-name="T4">matching </text:span>idPerson passed as a parameter</text:p>
      <text:p text:style-name="P2"/>
      <text:p text:style-name="P2"><text:span text:style-name="T2">Ex.-</text:span> http://localhost:8084/persones/api/Persona/11</text:p>
      <text:p text:style-name="P2"/>
      <text:p text:style-name="P2">{"idPersona":11,"nom":"Pere","ape1":"Crespo","ape2":"Molina","nif":"48888888X","telefon":"656345678","email":"pedcremo@gmail.com","dataNaixement":"1977-02-16","dataAlta":"2006-10-01","dataBaixa":null,"comentaris":null,"tipusRelacioClub":"SOCI","dadesBancaries":{"iban":"ES46","entitat":"2045","oficina":"1234","dc":"12","compte":"1234567890"},"addressData":{"carrer":"Aljub, 18","poblacio":"Bocairent","provincia":"Valencia","cp":"46880"},"marcadorsInteres":<text:soft-page-break/>{"deBaixa":false,"ambAlerta":false,"raoAlerta":null}}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header-rows>
          <table:table-row>
            <table:table-cell table:style-name="Taula2.A1" office:value-type="string">
              <text:p text:style-name="P7">HTTP method</text:p>
            </table:table-cell>
            <table:table-cell table:style-name="Taula2.A1" office:value-type="string">
              <text:p text:style-name="P21">Action </text:p>
            </table:table-cell>
            <table:table-cell table:style-name="Taula2.A1" office:value-type="string">
              <text:p text:style-name="P23">JSON sent</text:p>
            </table:table-cell>
            <table:table-cell table:style-name="Taula2.A1" office:value-type="string">
              <text:p text:style-name="P21">JSON received</text:p>
            </table:table-cell>
            <table:table-cell table:style-name="Taula2.E1" office:value-type="string">
              <text:p text:style-name="P21">URL</text:p>
            </table:table-cell>
          </table:table-row>
        </table:table-header-rows>
        <table:table-row>
          <table:table-cell table:style-name="Taula2.A2" office:value-type="string">
            <text:p text:style-name="P19">POST</text:p>
          </table:table-cell>
          <table:table-cell table:style-name="Taula2.A2" office:value-type="string">
            <text:p text:style-name="P11">Add new person</text:p>
          </table:table-cell>
          <table:table-cell table:style-name="Taula2.A2" office:value-type="string">
            <text:p text:style-name="P20">Person to add</text:p>
          </table:table-cell>
          <table:table-cell table:style-name="Taula2.A2" office:value-type="string">
            <text:p text:style-name="P17">Person <text:span text:style-name="T5">added</text:span></text:p>
          </table:table-cell>
          <table:table-cell table:style-name="Taula2.E2" office:value-type="string">
            <text:p text:style-name="P2"><text:bookmark-start text:name="__DdeLink__6_2112493009"/>http://server_IP:8084/persones/api/Persona/<text:tab/><text:bookmark-end text:name="__DdeLink__6_2112493009"/></text:p>
          </table:table-cell>
        </table:table-row>
      </table:table>
      <text:p text:style-name="P1"/>
      <text:p text:style-name="P1">Person JSON</text:p>
      <text:p text:style-name="P1"/>
      <text:p text:style-name="P1">Minimum JSON to send (from the point of view of mandatory fields):</text:p>
      <text:p text:style-name="P1"/>
      <text:p text:style-name="P1">{"nif":"45565656T","nom":"Rodrigo","ape1":"Castro","ape2":"Cepeda","telefon":"","email":"","dataAlta":"11/12/2014","tipusRelacioClub":"SOCI","addressData":{"carrer":"Bisbe Miró, 14","poblacio":"Bocairent","provincia":"Valencia","cp":"46880"},"dadesBancaries":{},"marcadorsInteres":{"deBaixa":false,"ambAlerta":false}} </text:p>
      <text:p text:style-name="P1"/>
      <text:p text:style-name="P1">Complete JSON to send</text:p>
      <text:p text:style-name="P1">{"nif":"22222222J","nom":"Ernesto","ape1":"Joru","ape2":"Mio","telefon":656345673,"email":"pernest@gjol.com","dataNaixement":"11/04/1914","dataAlta":"11/13/2014","dataBaixa":"11/13/2014","comentaris":"Un xaval","tipusRelacioClub":"ALUMNE","addressData":{"carrer":"Gomís, 23","poblacio":"Ontinyent","provincia":"Valencia","cp":"46870"},"dadesBancaries":{"iban":"ES46","entitat":"1012","oficina":"1222","compte":"123456789"},"marcadorsInteres":{"deBaixa":true,"ambAlerta":true,"raoAlerta":"Es un pajaro"}}</text:p>
      <text:p text:style-name="P1"/>
      <text:p text:style-name="P5">Items to accomplish</text:p>
      <text:p text:style-name="P1"/>
      <text:list xml:id="list6827455590754836289" text:style-name="L1">
        <text:list-item>
          <text:p text:style-name="P12"><text:span text:style-name="T1">(1,25 points) Write all your app texts and descriptions in correct english. </text:span></text:p>
        </text:list-item>
        <text:list-item>
          <text:p text:style-name="P12"><text:span text:style-name="T1">(0,25 points) Do an index.html file with two links; <text:s text:c="2"/>List persons and new person. List person will call list.html and new person new.html</text:span></text:p>
        </text:list-item>
        <text:list-item>
          <text:p text:style-name="P12"><text:span text:style-name="T1">(4 points) new.html will contain a form with these fields and checkings. Try to do more or less the same</text:span></text:p>
          <text:list>
            <text:list-header>
              <text:p text:style-name="P16"/>
            </text:list-header>
            <text:list-item>
              <text:p text:style-name="P16"><text:span text:style-name="T1">(1 point) Check mandatory fields and activate "Save" button only if they are filled and there are valid</text:span></text:p>
            </text:list-item>
            <text:list-item>
              <text:p text:style-name="P16"><text:span text:style-name="T1">(0,5 points) DNI checking including letter</text:span></text:p>
            </text:list-item>
            <text:list-item>
              <text:p text:style-name="P16"><text:span text:style-name="T1">(1,5 points) Bank data form section is optional filling but if you fill one of their fields all of them should be filled and be right. Moreover they should match thes rules:</text:span></text:p>
              <text:p text:style-name="P16"/>
            </text:list-item>
          </text:list>
        </text:list-item>
      </text:list>
      <text:p text:style-name="P1"><text:tab/><text:tab/><text:tab/>IBAN only four characters including letters and numbers</text:p>
      <text:p text:style-name="P1"><text:tab/><text:tab/><text:tab/>ENTITY only four digits</text:p>
      <text:p text:style-name="P1"><text:tab/><text:tab/><text:tab/>OFFICE only four digits</text:p>
      <text:p text:style-name="P1"><text:tab/><text:tab/><text:tab/>ACCOUNT number ten digits</text:p>
      <text:list xml:id="list2115434926193782313" text:style-name="L2">
        <text:list-header>
          <text:p text:style-name="P13"/>
          <text:p text:style-name="P13"/>
        </text:list-header>
      </text:list>
      <text:p text:style-name="P14"><text:span text:style-name="T6"><text:tab/> <text:s text:c="5"/>4. (1 points) If the form is abble to submit via HTTP the person json and this is <text:tab/><text:tab/><text:tab/>inserted into the database.</text:span></text:p>
      <text:p text:style-name="P14"><text:span text:style-name="T6"><text:s/></text:span></text:p>
      <text:p text:style-name="P1"><text:span text:style-name="T7"><text:s text:c="8"/>4. <text:s/></text:span>(<text:span text:style-name="T8">2</text:span>,5) list.html will contain a table list<text:span text:style-name="T9">ing</text:span> all people stored in the database </text:p>
      <text:p text:style-name="P1"><text:span text:style-name="T7"><text:s text:c="7"/></text:span><text:s/><text:span text:style-name="T10">The response will be a </text:span><text:s/>JSON array served from <text:span text:style-name="T10">endoint <text:tab/></text:span>http://server_IP:8084/persones/api/Persona/ (GET)</text:p>
      <text:p text:style-name="P3"><text:s/></text:p>
      <text:p text:style-name="P3"><text:soft-page-break/><text:span text:style-name="T2">TIP: </text:span>Useful for creating your AJAX JSON POST request</text:p>
      <text:p text:style-name="P1"/>
      <text:p text:style-name="P1">var xmlhttp = new XMLHttpRequest(); <text:s text:c="2"/>// new HttpRequest instance </text:p>
      <text:p text:style-name="P1">xmlhttp.open("POST", "/json-handler");</text:p>
      <text:p text:style-name="P1">xmlhttp.setRequestHeader("Content-Type", "application/json;charset=UTF-8");</text:p>
      <text:p text:style-name="P1">xmlhttp.send(JSON.stringify({name:"John Rambo", time:"2pm"}));</text:p>
      <text:p text:style-name="P1"/>
      <text:p text:style-name="P1"/>
      <text:p text:style-name="P1"/>
      <text:p text:style-name="P15">EXTRAS</text:p>
      <text:p text:style-name="P1"/>
      <text:p text:style-name="P4">(1 point) <text:span text:style-name="T10">Include a s</text:span>earch input field. Don't talk with the server side, the search is performed <text:span text:style-name="T7">only </text:span>in the client side, filtering only the JSON array</text:p>
      <text:p text:style-name="P4"/>
      <text:p text:style-name="P1">(0,75) <text:span text:style-name="T10">Bind jquery</text:span> datepickers <text:span text:style-name="T10">to</text:span> form date fields (You can use jquery)</text:p>
      <text:p text:style-name="P1"/>
      <text:p text:style-name="P1">(1,5) Reuse the form to fill it with an existing person registry. Edit capabiliti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09:24:08.157800516</meta:creation-date>
    <dc:date>2015-11-12T18:38:35.769249389</dc:date>
    <meta:editing-duration>PT5H23M58S</meta:editing-duration>
    <meta:editing-cycles>11</meta:editing-cycles>
    <meta:generator>LibreOffice/4.2.8.2$Linux_X86_64 LibreOffice_project/420m0$Build-2</meta:generator>
    <meta:document-statistic meta:table-count="3" meta:image-count="0" meta:object-count="0" meta:page-count="3" meta:paragraph-count="67" meta:word-count="428" meta:character-count="5050" meta:non-whitespace-character-count="4634"/>
  </office:meta>
</office:document-meta>
</file>